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Object.encod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bject.setParent( PDF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bject.output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Object.encodeTex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Object.toPDF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Object.getObject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Object.getDocumentSafe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Object.setDocument( PDF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bject.PDFObject( PDF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bject.getObjec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bject.setObjectNumber( int obj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Object.formatDateTime( Date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bject.getGen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bject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bject.encodeStrin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bject.outputInline( OutputStream out , 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Object.formatObject( Object obj , OutputStream out , Writer writ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DFObject.referencePD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Object.hasObjec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bject.encodeBinaryToHexString( byte [ ] data ,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DFObject.toPD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bject.formatDateTime( Date time , TimeZone tz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DFObject.get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Object.PDF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DFObject.mak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